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</text:p>
      <text:p text:style-name="Standard"><text:tab/>"_id" : ObjectId("62b5eea9bbcf4c4abbcef26e"),</text:p>
      <text:p text:style-name="Standard"><text:tab/>"userId" : "62b5ed8cbbcf4c4abbcef26a",</text:p>
      <text:p text:style-name="Standard"><text:tab/>"hashedRT" : "bccea076c0bda7384761f96b622cf005c38a7b2a518a8e6bd890c4edf563f45d",</text:p>
      <text:p text:style-name="Standard"><text:tab/>"encryptedRT" : "a+igXMBOLyyN36EWvHDWAHD/r7iCv+bSYm7lfVuwzWkWV+2ONdOf+A4TFhSrUKMKT2lKeSZH1/bqGkAQPV9pJqgMQ1eCSH4axNFWUcIFhe/SHKw48iHDSXo/bdv+JLDnk7r01ZFT16hcMsVvvzZzNgsqhEWOpMUMZQvh5zPCcMH5ApImhkIy8dHW/b5pFNqBGiYC3tKrtDwtIGqJs7DbPQK+DPdzgl9v5sRYDiVP6svZQdSFIm0GYxMvEh9X09gb5Lp5efibwMTBOQ8Sh28UzjZaIWVhHvokfbs8AlSeLgFI5H1llwKITm/pWl7I6AI2TwWcUKA7kR5kbx7PB8FVKUBqzuj0O40JWTXibWh8Ncvfn5CvhK94BIeA8aXn618XBgU2D7NLaikTsdgDshqozYz8+rfuhN0Dup7j0GUwsjmbvSEtLhZy7esr1ZWO+f/FPOQDVf0Qli57nBz+2bxSrqQJ+dLwyKHceO9XVDo0IA2vropx8we+yU23RplbtddW8BBqJZ02uo7+pW5zzSha/v7dZag5FH+CrOMvc1qEpwYNaB18GLg+vBQ+3KV6Cep904jLbbwcvqx6uJaSmjd8SDpVDPHuWezxp8LGtMlMloM=",</text:p>
      <text:p text:style-name="Standard"><text:tab/>"failedAttempts" : 0,</text:p>
      <text:p text:style-name="Standard"><text:tab/>"created" : ISODate("2022-06-24T22:34:41.081+05:30"),</text:p>
      <text:p text:style-name="Standard"><text:tab/>"updated" : ISODate("2022-07-07T12:43:03.245+05:30"),</text:p>
      <text:p text:style-name="Standard"><text:tab/>"_class" : "com.albanero.authservice.model.UserSession"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9:25:48.908438216</meta:creation-date>
    <dc:date>2022-07-07T19:25:58.154395231</dc:date>
    <meta:editing-duration>PT9S</meta:editing-duration>
    <meta:editing-cycles>1</meta:editing-cycles>
    <meta:document-statistic meta:table-count="0" meta:image-count="0" meta:object-count="0" meta:page-count="1" meta:paragraph-count="10" meta:word-count="26" meta:character-count="994" meta:non-whitespace-character-count="970"/>
    <meta:generator>LibreOffice/6.4.7.2$Linux_X86_64 LibreOffice_project/40$Build-2</meta:generator>
  </office:meta>
</office:document-meta>
</file>